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pt" fo:country="BR" officeooo:rsid="00178343" officeooo:paragraph-rsid="001783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entaçao para a consultoria em Cybersecurity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7:46:13.792478768</meta:creation-date>
    <meta:generator>LibreOffice/24.2.2.2$Linux_X86_64 LibreOffice_project/427a8baee0312a7693737440f205d2e411d50bad</meta:generator>
    <dc:date>2024-04-17T17:50:49.189353733</dc:date>
    <meta:editing-duration>PT4M38S</meta:editing-duration>
    <meta:editing-cycles>1</meta:editing-cycles>
    <meta:document-statistic meta:table-count="0" meta:image-count="0" meta:object-count="0" meta:page-count="1" meta:paragraph-count="1" meta:word-count="6" meta:character-count="47" meta:non-whitespace-character-count="41"/>
  </office:meta>
</office:document-meta>
</file>